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UserInfoProviderImpl.contextualize( final Context a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rtalUserInfo.PortalUserInfo( final String portalName , final String layoutKey , final User aUs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UserInfoProviderImpl.getUserInfo( final String portalName , final String layout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PortalUserInfo.isUserInRole( final String ro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